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abc" officeooo:paragraph-rsid="00167abc"/>
    </style:style>
    <style:style style:name="P2" style:family="paragraph" style:parent-style-name="Standard">
      <style:text-properties fo:font-weight="bold" officeooo:rsid="002390d6" officeooo:paragraph-rsid="002390d6" style:font-weight-asian="bold" style:font-weight-complex="bold"/>
    </style:style>
    <style:style style:name="P3" style:family="paragraph" style:parent-style-name="Standard">
      <style:text-properties fo:color="#000000" loext:opacity="100%" officeooo:rsid="003c14fb" officeooo:paragraph-rsid="003c14fb"/>
    </style:style>
    <style:style style:name="P4" style:family="paragraph" style:parent-style-name="Standard">
      <style:text-properties fo:color="#000000" loext:opacity="100%" officeooo:rsid="003dc0ca" officeooo:paragraph-rsid="003dc0ca"/>
    </style:style>
    <style:style style:name="P5" style:family="paragraph" style:parent-style-name="Standard">
      <style:text-properties fo:color="#000000" loext:opacity="100%" fo:font-weight="bold" officeooo:rsid="007a74a5" officeooo:paragraph-rsid="007a74a5" style:font-weight-asian="bold" style:font-weight-complex="bold"/>
    </style:style>
    <style:style style:name="P6" style:family="paragraph" style:parent-style-name="Standard">
      <style:text-properties fo:font-weight="normal" officeooo:rsid="002390d6" officeooo:paragraph-rsid="002390d6" style:font-weight-asian="normal" style:font-weight-complex="normal"/>
    </style:style>
    <style:style style:name="P7" style:family="paragraph" style:parent-style-name="Standard">
      <style:text-properties fo:font-weight="normal" officeooo:rsid="00522859" officeooo:paragraph-rsid="00522859" style:font-weight-asian="normal" style:font-weight-complex="normal"/>
    </style:style>
    <style:style style:name="P8" style:family="paragraph" style:parent-style-name="Standard">
      <style:text-properties fo:font-weight="normal" officeooo:rsid="0025dc85" officeooo:paragraph-rsid="0025dc85" style:font-weight-asian="normal" style:font-weight-complex="normal"/>
    </style:style>
    <style:style style:name="P9" style:family="paragraph" style:parent-style-name="Standard" style:list-style-name="L1">
      <style:text-properties officeooo:rsid="00167abc" officeooo:paragraph-rsid="00167abc"/>
    </style:style>
    <style:style style:name="P10" style:family="paragraph" style:parent-style-name="Standard" style:list-style-name="L1">
      <style:text-properties fo:color="#c9211e" loext:opacity="100%" officeooo:rsid="00167abc" officeooo:paragraph-rsid="00167abc" fo:background-color="transparent"/>
    </style:style>
    <style:style style:name="P11" style:family="paragraph" style:parent-style-name="Standard" style:list-style-name="L1">
      <style:text-properties fo:color="#c9211e" loext:opacity="100%" officeooo:rsid="00167abc" officeooo:paragraph-rsid="00167abc"/>
    </style:style>
    <style:style style:name="P12" style:family="paragraph" style:parent-style-name="Standard" style:list-style-name="L1">
      <style:text-properties fo:color="#069a2e" loext:opacity="100%" officeooo:rsid="002bb7fa" officeooo:paragraph-rsid="002bb7fa"/>
    </style:style>
    <style:style style:name="P13" style:family="paragraph" style:parent-style-name="Standard" style:list-style-name="L1">
      <style:text-properties fo:color="#069a2e" loext:opacity="100%" officeooo:rsid="002e5769" officeooo:paragraph-rsid="002e5769"/>
    </style:style>
    <style:style style:name="P14" style:family="paragraph" style:parent-style-name="Standard" style:list-style-name="L1">
      <style:text-properties fo:color="#069a2e" loext:opacity="100%" officeooo:rsid="002f3c08" officeooo:paragraph-rsid="002f3c08"/>
    </style:style>
    <style:style style:name="P15" style:family="paragraph" style:parent-style-name="Standard" style:list-style-name="L1">
      <style:text-properties fo:color="#000000" loext:opacity="100%" officeooo:rsid="002cd51c" officeooo:paragraph-rsid="002cd51c"/>
    </style:style>
    <style:style style:name="P16" style:family="paragraph" style:parent-style-name="Standard" style:list-style-name="L1">
      <style:text-properties fo:color="#000000" loext:opacity="100%" officeooo:rsid="002d3b8f" officeooo:paragraph-rsid="002d3b8f"/>
    </style:style>
    <style:style style:name="P17" style:family="paragraph" style:parent-style-name="Standard" style:list-style-name="L1">
      <style:text-properties fo:color="#000000" loext:opacity="100%" officeooo:rsid="004c3205" officeooo:paragraph-rsid="004c3205"/>
    </style:style>
    <style:style style:name="P18" style:family="paragraph" style:parent-style-name="Standard" style:list-style-name="L1">
      <style:text-properties fo:color="#000000" loext:opacity="100%" fo:font-style="normal" fo:font-weight="normal" officeooo:rsid="0082be68" officeooo:paragraph-rsid="0084b5df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fo:color="#000000" loext:opacity="100%" fo:font-style="normal" fo:font-weight="normal" officeooo:rsid="0082be68" officeooo:paragraph-rsid="0082be68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color="#000000" loext:opacity="100%" fo:font-style="normal" fo:font-weight="normal" officeooo:rsid="0084b5df" officeooo:paragraph-rsid="0084b5df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color="#000000" loext:opacity="100%" fo:font-style="normal" fo:font-weight="normal" officeooo:rsid="00803606" officeooo:paragraph-rsid="00803606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text-properties fo:color="#000000" loext:opacity="100%" fo:font-style="normal" fo:font-weight="normal" officeooo:rsid="00876a6e" officeooo:paragraph-rsid="00876a6e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text-properties fo:color="#000000" loext:opacity="100%" officeooo:rsid="00658f83" officeooo:paragraph-rsid="00658f83"/>
    </style:style>
    <style:style style:name="P24" style:family="paragraph" style:parent-style-name="Standard" style:list-style-name="L3">
      <style:text-properties fo:color="#000000" loext:opacity="100%" fo:font-weight="normal" officeooo:rsid="0075ebee" officeooo:paragraph-rsid="0075ebee" style:font-weight-asian="normal" style:font-weight-complex="normal"/>
    </style:style>
    <style:style style:name="P25" style:family="paragraph" style:parent-style-name="Standard" style:list-style-name="L3">
      <style:text-properties fo:color="#000000" loext:opacity="100%" officeooo:rsid="003dc0ca" officeooo:paragraph-rsid="00701774"/>
    </style:style>
    <style:style style:name="P26" style:family="paragraph" style:parent-style-name="Standard" style:list-style-name="L3">
      <style:text-properties fo:color="#000000" loext:opacity="100%" officeooo:rsid="003dc0ca" officeooo:paragraph-rsid="0070b8c9"/>
    </style:style>
    <style:style style:name="P27" style:family="paragraph" style:parent-style-name="Standard" style:list-style-name="L1">
      <style:text-properties fo:color="#000000" loext:opacity="100%" officeooo:rsid="00398d48" officeooo:paragraph-rsid="00398d48"/>
    </style:style>
    <style:style style:name="P28" style:family="paragraph" style:parent-style-name="Standard" style:list-style-name="L1">
      <style:text-properties fo:color="#00a933" loext:opacity="100%" officeooo:rsid="002e5769" officeooo:paragraph-rsid="002e5769"/>
    </style:style>
    <style:style style:name="P29" style:family="paragraph" style:parent-style-name="Standard" style:list-style-name="L1">
      <style:text-properties fo:color="#00a933" loext:opacity="100%" officeooo:rsid="002f3c08" officeooo:paragraph-rsid="002f3c08"/>
    </style:style>
    <style:style style:name="P30" style:family="paragraph" style:parent-style-name="Standard" style:list-style-name="L1">
      <style:text-properties fo:color="#00a933" loext:opacity="100%" officeooo:rsid="0030f152" officeooo:paragraph-rsid="0030f152"/>
    </style:style>
    <style:style style:name="P31" style:family="paragraph" style:parent-style-name="Standard" style:list-style-name="L1">
      <style:text-properties fo:color="#00a933" loext:opacity="100%" officeooo:rsid="0035a5fb" officeooo:paragraph-rsid="0035a5fb"/>
    </style:style>
    <style:style style:name="P32" style:family="paragraph" style:parent-style-name="Standard" style:list-style-name="L1">
      <style:text-properties fo:color="#a7074b" loext:opacity="100%" officeooo:rsid="003ac444" officeooo:paragraph-rsid="003ac444"/>
    </style:style>
    <style:style style:name="P33" style:family="paragraph" style:parent-style-name="Standard" style:list-style-name="L1">
      <style:text-properties fo:color="#a7074b" loext:opacity="100%" officeooo:rsid="00610fe3" officeooo:paragraph-rsid="00610fe3"/>
    </style:style>
    <style:style style:name="P34" style:family="paragraph" style:parent-style-name="Standard" style:list-style-name="L1">
      <style:text-properties fo:color="#a7074b" loext:opacity="100%" officeooo:rsid="0041867a" officeooo:paragraph-rsid="0041867a"/>
    </style:style>
    <style:style style:name="P35" style:family="paragraph" style:parent-style-name="Standard" style:list-style-name="L1">
      <style:text-properties fo:color="#a7074b" loext:opacity="100%" officeooo:rsid="0041867a" officeooo:paragraph-rsid="0041a4d3"/>
    </style:style>
    <style:style style:name="P36" style:family="paragraph" style:parent-style-name="Standard" style:list-style-name="L1">
      <style:text-properties fo:color="#a7074b" loext:opacity="100%" officeooo:rsid="0041867a" officeooo:paragraph-rsid="00485671"/>
    </style:style>
    <style:style style:name="P37" style:family="paragraph" style:parent-style-name="Standard" style:list-style-name="L1">
      <style:text-properties fo:color="#a7074b" loext:opacity="100%" officeooo:rsid="00437811" officeooo:paragraph-rsid="00437811"/>
    </style:style>
    <style:style style:name="P38" style:family="paragraph" style:parent-style-name="Standard" style:list-style-name="L1">
      <style:text-properties fo:color="#a7074b" loext:opacity="100%" officeooo:rsid="004e49b8" officeooo:paragraph-rsid="004e49b8"/>
    </style:style>
    <style:style style:name="P39" style:family="paragraph" style:parent-style-name="Standard" style:list-style-name="L1">
      <style:text-properties fo:color="#a7074b" loext:opacity="100%" officeooo:rsid="005ca388" officeooo:paragraph-rsid="005ca388"/>
    </style:style>
    <style:style style:name="P40" style:family="paragraph" style:parent-style-name="Standard" style:list-style-name="L1">
      <style:text-properties fo:color="#651fff" loext:opacity="100%" officeooo:rsid="006271ea" officeooo:paragraph-rsid="006271ea"/>
    </style:style>
    <style:style style:name="P41" style:family="paragraph" style:parent-style-name="Standard" style:list-style-name="L1">
      <style:text-properties fo:color="#651fff" loext:opacity="100%" officeooo:rsid="0064ec40" officeooo:paragraph-rsid="0064ec40"/>
    </style:style>
    <style:style style:name="P42" style:family="paragraph" style:parent-style-name="Standard" style:list-style-name="L1">
      <style:text-properties fo:color="#651fff" loext:opacity="100%" officeooo:rsid="00658f83" officeooo:paragraph-rsid="00658f83"/>
    </style:style>
    <style:style style:name="P43" style:family="paragraph" style:parent-style-name="Standard" style:list-style-name="L1">
      <style:text-properties fo:color="#651fff" loext:opacity="100%" officeooo:rsid="0087242d" officeooo:paragraph-rsid="0087242d"/>
    </style:style>
    <style:style style:name="P44" style:family="paragraph" style:parent-style-name="Standard" style:list-style-name="L2">
      <style:text-properties fo:color="#311b92" loext:opacity="100%" fo:font-style="normal" fo:font-weight="normal" officeooo:rsid="007a74a5" officeooo:paragraph-rsid="007a74a5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text-properties fo:color="#311b92" loext:opacity="100%" officeooo:rsid="003dc0ca" officeooo:paragraph-rsid="003dc0ca"/>
    </style:style>
    <style:style style:name="P46" style:family="paragraph" style:parent-style-name="Standard" style:list-style-name="L3">
      <style:text-properties fo:color="#311b92" loext:opacity="100%" officeooo:rsid="003dc0ca" officeooo:paragraph-rsid="0070b8c9"/>
    </style:style>
    <style:style style:name="P47" style:family="paragraph" style:parent-style-name="Standard" style:list-style-name="L4">
      <style:text-properties fo:font-weight="normal" officeooo:rsid="002390d6" officeooo:paragraph-rsid="00256fb1" style:font-weight-asian="normal" style:font-weight-complex="normal"/>
    </style:style>
    <style:style style:name="P48" style:family="paragraph" style:parent-style-name="Standard" style:list-style-name="L4">
      <style:text-properties fo:font-weight="normal" officeooo:rsid="002390d6" officeooo:paragraph-rsid="002390d6" style:font-weight-asian="normal" style:font-weight-complex="normal"/>
    </style:style>
    <style:style style:name="P49" style:family="paragraph" style:parent-style-name="Standard" style:list-style-name="L4">
      <style:text-properties fo:font-weight="normal" officeooo:rsid="0025dc85" officeooo:paragraph-rsid="0025dc85" style:font-weight-asian="normal" style:font-weight-complex="normal"/>
    </style:style>
    <style:style style:name="P50" style:family="paragraph" style:parent-style-name="Standard" style:list-style-name="L4">
      <style:text-properties fo:font-weight="normal" officeooo:rsid="00597560" officeooo:paragraph-rsid="0058ca41" style:font-weight-asian="normal" style:font-weight-complex="normal"/>
    </style:style>
    <style:style style:name="P51" style:family="paragraph" style:parent-style-name="Text_20_body" style:list-style-name="L1">
      <style:text-properties fo:color="#00a933" loext:opacity="100%" officeooo:rsid="00398d48" officeooo:paragraph-rsid="00398d48"/>
    </style:style>
    <style:style style:name="P52" style:family="paragraph" style:parent-style-name="Text_20_body" style:list-style-name="L1">
      <style:text-properties fo:color="#000000" loext:opacity="100%" officeooo:rsid="00398d48" officeooo:paragraph-rsid="00398d48"/>
    </style:style>
    <style:style style:name="P53" style:family="paragraph" style:parent-style-name="Text_20_body" style:list-style-name="L1">
      <style:text-properties fo:color="#000000" loext:opacity="100%" officeooo:rsid="00675515" officeooo:paragraph-rsid="00675515"/>
    </style:style>
    <style:style style:name="P54" style:family="paragraph" style:parent-style-name="Text_20_body" style:list-style-name="L1">
      <style:text-properties fo:color="#000000" loext:opacity="100%" officeooo:rsid="0070f4b4" officeooo:paragraph-rsid="0070f4b4"/>
    </style:style>
    <style:style style:name="T1" style:family="text">
      <style:text-properties fo:color="#c9211e" loext:opacity="100%"/>
    </style:style>
    <style:style style:name="T2" style:family="text">
      <style:text-properties officeooo:rsid="0016e8ef"/>
    </style:style>
    <style:style style:name="T3" style:family="text">
      <style:text-properties officeooo:rsid="00205ab4"/>
    </style:style>
    <style:style style:name="T4" style:family="text">
      <style:text-properties officeooo:rsid="002d3b8f"/>
    </style:style>
    <style:style style:name="T5" style:family="text">
      <style:text-properties officeooo:rsid="0032b0df"/>
    </style:style>
    <style:style style:name="T6" style:family="text">
      <style:text-properties officeooo:rsid="0037742d"/>
    </style:style>
    <style:style style:name="T7" style:family="text">
      <style:text-properties officeooo:rsid="003e577d"/>
    </style:style>
    <style:style style:name="T8" style:family="text">
      <style:text-properties officeooo:rsid="005013be"/>
    </style:style>
    <style:style style:name="T9" style:family="text">
      <style:text-properties officeooo:rsid="005a5f17"/>
    </style:style>
    <style:style style:name="T10" style:family="text">
      <style:text-properties fo:color="#a7074b" loext:opacity="100%"/>
    </style:style>
    <style:style style:name="T11" style:family="text">
      <style:text-properties officeooo:rsid="004a53f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1a4d3" style:font-weight-asian="bold" style:font-weight-complex="bold"/>
    </style:style>
    <style:style style:name="T14" style:family="text">
      <style:text-properties fo:font-weight="bold" officeooo:rsid="00485671" style:font-weight-asian="bold" style:font-weight-complex="bold"/>
    </style:style>
    <style:style style:name="T15" style:family="text">
      <style:text-properties fo:font-weight="bold" officeooo:rsid="0043e9ed" style:font-weight-asian="bold" style:font-weight-complex="bold"/>
    </style:style>
    <style:style style:name="T16" style:family="text">
      <style:text-properties fo:font-weight="bold" officeooo:rsid="00746eeb" style:font-weight-asian="bold" style:font-weight-complex="bold"/>
    </style:style>
    <style:style style:name="T17" style:family="text">
      <style:text-properties fo:font-weight="bold" officeooo:rsid="00701774" style:font-weight-asian="bold" style:font-weight-complex="bold"/>
    </style:style>
    <style:style style:name="T18" style:family="text">
      <style:text-properties officeooo:rsid="0043e9ed"/>
    </style:style>
    <style:style style:name="T19" style:family="text">
      <style:text-properties officeooo:rsid="00694097"/>
    </style:style>
    <style:style style:name="T20" style:family="text">
      <style:text-properties fo:color="#311b92" loext:opacity="100%"/>
    </style:style>
    <style:style style:name="T21" style:family="text">
      <style:text-properties fo:color="#311b92" loext:opacity="100%" fo:font-weight="bold" officeooo:rsid="00701774" style:font-weight-asian="bold" style:font-weight-complex="bold"/>
    </style:style>
    <style:style style:name="T22" style:family="text">
      <style:text-properties officeooo:rsid="00728bca"/>
    </style:style>
    <style:style style:name="T23" style:family="text">
      <style:text-properties officeooo:rsid="00746eeb"/>
    </style:style>
    <style:style style:name="T24" style:family="text">
      <style:text-properties fo:color="#ff1744" loext:opacity="100%"/>
    </style:style>
    <style:style style:name="T25" style:family="text">
      <style:text-properties fo:color="#ff1744" loext:opacity="100%" fo:font-weight="bold" officeooo:rsid="00701774" style:font-weight-asian="bold" style:font-weight-complex="bold"/>
    </style:style>
    <style:style style:name="T26" style:family="text">
      <style:text-properties fo:color="#ff1744" loext:opacity="100%" fo:font-weight="bold" officeooo:rsid="00891bda" style:font-weight-asian="bold" style:font-weight-complex="bold"/>
    </style:style>
    <style:style style:name="T27" style:family="text">
      <style:text-properties officeooo:rsid="007efc1e"/>
    </style:style>
    <style:style style:name="T28" style:family="text">
      <style:text-properties fo:color="#651fff" loext:opacity="100%"/>
    </style:style>
    <style:style style:name="T29" style:family="text">
      <style:text-properties officeooo:rsid="008af1e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70747711" text:style-name="L1">
        <text:list-item>
          <text:p text:style-name="P9"><text:span text:style-name="T1">Icon pada screen login harus terang</text:span> </text:p>
        </text:list-item>
        <text:list-item>
          <text:p text:style-name="P10">border pada textinput mode gelap terlalu tebal <text:span text:style-name="T3">no hp name</text:span></text:p>
        </text:list-item>
        <text:list-item>
          <text:p text:style-name="P11">dropdown masih berwarna putih</text:p>
        </text:list-item>
        <text:list-item>
          <text:p text:style-name="P11">screen profile masih belum <text:span text:style-name="T2">benar</text:span></text:p>
        </text:list-item>
        <text:list-item>
          <text:p text:style-name="P11">icon tanggal lahir dan 62 tidak terlihat</text:p>
        </text:list-item>
        <text:list-item>
          <text:p text:style-name="P11">kode pada otp tidak terlihat</text:p>
        </text:list-item>
        <text:list-item>
          <text:p text:style-name="P11">onboarding pada address textInput</text:p>
        </text:list-item>
        <text:list-item>
          <text:p text:style-name="P12">agar button plus kolam bisa menggunakan relative value.</text:p>
        </text:list-item>
        <text:list-item>
          <text:p text:style-name="P15">Masalah pada header, dia terda<text:span text:style-name="T4">p</text:span>at space</text:p>
        </text:list-item>
        <text:list-item>
          <text:p text:style-name="P16">input pada harvest form dan sunting kolam terdapat banyak space di atas nya</text:p>
        </text:list-item>
        <text:list-item>
          <text:p text:style-name="P17">input OTP pada mode hp standar dia terlihat lonjong.</text:p>
        </text:list-item>
        <text:list-item>
          <text:p text:style-name="P13">sunting address tidak mau muncul district nya</text:p>
        </text:list-item>
        <text:list-item>
          <text:p text:style-name="P28">dropdown nya tidak berwarna putih lagi</text:p>
        </text:list-item>
        <text:list-item>
          <text:p text:style-name="P14">disable mode landscape</text:p>
        </text:list-item>
        <text:list-item>
          <text:p text:style-name="P29">Memperbaiki antara value dan label pada dropdown <text:span text:style-name="T5">di harvestForm</text:span></text:p>
        </text:list-item>
        <text:list-item>
          <text:p text:style-name="P29">add screen (Asisten v3, Kolam v4, <text:span text:style-name="T6">Anda v4</text:span>)</text:p>
        </text:list-item>
        <text:list-item>
          <text:p text:style-name="P30">responsive text error pada tambah kolam dan sunting kolam</text:p>
        </text:list-item>
        <text:list-item>
          <text:p text:style-name="P31">copy link sebarkan cultination</text:p>
        </text:list-item>
        <text:list-item>
          <text:p text:style-name="P51"><text:span text:style-name="T10">rencana akan menampilkan nilai dari PH,Temeperature dan TDS ketika di klik graphic tersebut</text:span>.</text:p>
        </text:list-item>
        <text:list-item>
          <text:p text:style-name="P52">rencana akan pembuatan DateTimePicker untuk pemilihan data berdasarkan waktu yang di minta pada graphics.</text:p>
        </text:list-item>
        <text:list-item>
          <text:p text:style-name="P53">Advance <text:span text:style-name="T19">detail </text:span>tentang graphics <text:span text:style-name="T23">( </text:span><text:span text:style-name="T16">memberikan panduan yang tepat kepada kolam setiap kolam )</text:span></text:p>
        </text:list-item>
        <text:list-item>
          <text:p text:style-name="P54">Graphics AirFlow <text:span text:style-name="T22">tampilkan juga.</text:span></text:p>
        </text:list-item>
        <text:list-item>
          <text:p text:style-name="P18">Hilangkan score ketika kolam di tutup.</text:p>
        </text:list-item>
        <text:list-item>
          <text:p text:style-name="P22">Fix bug API wilayah pada Cultination V0.3</text:p>
        </text:list-item>
        <text:list-item>
          <text:p text:style-name="P32">Rencana akan memberikan score rata rata berdasarkan data yang di dapat.</text:p>
        </text:list-item>
        <text:list-item>
          <text:p text:style-name="P33">Membuat baku mutu dan nilai rata rata per ukuran.</text:p>
        </text:list-item>
        <text:list-item>
          <text:p text:style-name="P40">Menampilkan 2 data graphics ubertos_1 dan ubertos_2.</text:p>
        </text:list-item>
        <text:list-item>
          <text:p text:style-name="P41">Melakukan responsivitas pada setiap screen dan komponent yang baru di buat baru baru ini.</text:p>
        </text:list-item>
        <text:list-item>
          <text:p text:style-name="P42">Address pada profile tidak terlihat jika terlalu panjang.</text:p>
        </text:list-item>
        <text:list-item>
          <text:p text:style-name="P43">Fix bug pada pengambilan wilayah <text:span text:style-name="T29">V0.2 </text:span>serta update pada play store.</text:p>
        </text:list-item>
        <text:list-item>
          <text:p text:style-name="P23">memberikan response error pada user ketika konsume API.</text:p>
        </text:list-item>
        <text:list-item>
          <text:p text:style-name="P34">Melakukan performance aplikasi: </text:p>
          <text:p text:style-name="P34">- mengurangi get data <text:span text:style-name="T11">pada </text:span><text:span text:style-name="T12">kolam</text:span> ke server dan menggantikannya dengan menyimpan data tersebut di lokal storage.</text:p>
          <text:p text:style-name="P35">- mengurangi get data <text:span text:style-name="T11">pada </text:span><text:span text:style-name="T13">profile</text:span> ke server dan menggantikannya dengan menyimpan data tersebut di lokal storage.</text:p>
          <text:p text:style-name="P35">- mengurangi get data <text:span text:style-name="T11">pada </text:span><text:span text:style-name="T13">sunting kolam</text:span> ke server dan menggantikannya dengan menyimpan data tersebut di lokal storage.</text:p>
          <text:p text:style-name="P36">- mengurangi get data <text:span text:style-name="T11">pada </text:span><text:span text:style-name="T14">Tambah Sensor</text:span> ke server dan menggantikannya dengan menyimpan data tersebut di lokal storage.</text:p>
        </text:list-item>
        <text:list-item>
          <text:p text:style-name="P37">Perbaharui data di lokal ketika<text:span text:style-name="T12"> suntin</text:span><text:span text:style-name="T15">g</text:span><text:span text:style-name="T12"> kolam</text:span> <text:span text:style-name="T18">dan</text:span> <text:span text:style-name="T12">add kolam</text:span> </text:p>
        </text:list-item>
        <text:list-item>
          <text:p text:style-name="P38">Update <text:span text:style-name="T8">nama dan alamat</text:span> di server dan lokal <text:span text:style-name="T9">storage</text:span></text:p>
        </text:list-item>
        <text:list-item>
          <text:p text:style-name="P39">Membuat concept Lazy load</text:p>
        </text:list-item>
      </text:list>
      <text:p text:style-name="P3"/>
      <text:p text:style-name="P3"/>
      <text:p text:style-name="P3"/>
      <text:p text:style-name="P5"><text:soft-page-break/></text:p>
      <text:p text:style-name="P5"/>
      <text:p text:style-name="P5"># <text:span text:style-name="T24">Catatan untuk kolam</text:span></text:p>
      <text:list xml:id="list1776889362" text:style-name="L2">
        <text:list-item>
          <text:p text:style-name="P44"><text:span text:style-name="T27">bagaimana jika kita add sensor tetapi semua kolam sudah memiliki sensor karena kita hanya ingin menambahkan sensor kepada kolam yang belum memiliki sensor</text:span>.</text:p>
        </text:list-item>
        <text:list-item>
          <text:p text:style-name="P20">Bagaimana pada sunting sensor jika semua kolam belum memiliki sensor, apakah yang terjadi ?</text:p>
        </text:list-item>
        <text:list-item>
          <text:p text:style-name="P21">Apakah kita bisa menghapus sensor pada kolam menjadi ‘null’ lagi.</text:p>
          <text:p text:style-name="P19"/>
        </text:list-item>
        <text:list-item>
          <text:p text:style-name="P20">bagaimana kita bisa memastika bahwa nama sensor yang di inputkan itu valid atau tidak ?</text:p>
        </text:list-item>
      </text:list>
      <text:p text:style-name="P3"/>
      <text:p text:style-name="P3"/>
      <text:p text:style-name="P4"># Kebutuhan API:</text:p>
      <text:list xml:id="list2567370978" text:style-name="L3">
        <text:list-item>
          <text:p text:style-name="P45"><text:span text:style-name="T7">P</text:span>ada data kolam di tambahkan property “sensor”. <text:span text:style-name="T17">( sudah ada )</text:span></text:p>
        </text:list-item>
        <text:list-item>
          <text:p text:style-name="P46">API tambah sensor pada kolam yang di pilih. <text:span text:style-name="T17">( sudah ada )</text:span></text:p>
        </text:list-item>
        <text:list-item>
          <text:p text:style-name="P24"><text:span text:style-name="T20">Sunting Sensor</text:span> </text:p>
        </text:list-item>
        <text:list-item>
          <text:p text:style-name="P25">status OTP user <text:s/><text:span text:style-name="T21">( sudah ada ) <text:s/></text:span><text:span text:style-name="T25">// </text:span><text:span text:style-name="T26">besok</text:span></text:p>
        </text:list-item>
        <text:list-item>
          <text:p text:style-name="P25">status onBoarding user <text:span text:style-name="T21">( sudah ada ) </text:span><text:span text:style-name="T25">// </text:span><text:span text:style-name="T26">besok</text:span></text:p>
        </text:list-item>
        <text:list-item>
          <text:p text:style-name="P26"><text:span text:style-name="T28">deploy ensifa di server cultination </text:span><text:span text:style-name="T21">( sudah ada )</text:span></text:p>
        </text:list-item>
        <text:list-item>
          <text:p text:style-name="P25"><text:span text:style-name="T28">API user + onBoarding full</text:span> <text:span text:style-name="T21">( sudah ada )</text:span></text:p>
        </text:list-item>
      </text:list>
      <text:list xml:id="list174041402123098" text:continue-list="list4270747711" text:style-name="L1">
        <text:list-header>
          <text:p text:style-name="P27"/>
        </text:list-header>
      </text:list>
      <text:p text:style-name="P1"/>
      <text:p text:style-name="P1"/>
      <text:p text:style-name="P1"/>
      <text:p text:style-name="P2"># Koreksi pada device kecil</text:p>
      <text:list xml:id="list2948353630" text:style-name="L4">
        <text:list-item>
          <text:p text:style-name="P47">fontSize bisa di improve lagi agar bisa menyesuaikan ukuran device</text:p>
        </text:list-item>
        <text:list-item>
          <text:p text:style-name="P47">size pada View yang bisa di responsive kan kembali </text:p>
        </text:list-item>
        <text:list-item>
          <text:p text:style-name="P48">total hari pada kolam bisa di ubah tampilan nya </text:p>
        </text:list-item>
        <text:list-item>
          <text:p text:style-name="P48">textInput bisa di kecilkan kembali</text:p>
        </text:list-item>
        <text:list-item>
          <text:p text:style-name="P49">icon bisa di improve lagi agar menyesuaikan dengan device</text:p>
        </text:list-item>
      </text:list>
      <text:p text:style-name="P8"/>
      <text:p text:style-name="P8"/>
      <text:list xml:id="list174041663783281" text:continue-numbering="true" text:style-name="L4">
        <text:list-header>
          <text:p text:style-name="P50"/>
        </text:list-header>
      </text:list>
      <text:p text:style-name="P6"/>
      <text:p text:style-name="P6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color="#000000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9:37:40.961533529</meta:creation-date>
    <dc:date>2023-12-22T17:40:39.715337209</dc:date>
    <meta:editing-duration>P1DT16H10M55S</meta:editing-duration>
    <meta:editing-cycles>56</meta:editing-cycles>
    <meta:generator>LibreOffice/7.3.2.2$Linux_X86_64 LibreOffice_project/30$Build-2</meta:generator>
    <meta:document-statistic meta:table-count="0" meta:image-count="0" meta:object-count="0" meta:page-count="2" meta:paragraph-count="58" meta:word-count="573" meta:character-count="3394" meta:non-whitespace-character-count="2922"/>
  </office:meta>
</office:document-meta>
</file>